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4916in"/>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 style:parent-style-name="Standard" style:family="paragraph">
      <style:paragraph-properties fo:text-align="start" fo:text-indent="0.4916in"/>
    </style:style>
    <style:style style:name="T6" style:parent-style-name="Absatz-Standardschriftart" style:family="text">
      <style:text-properties style:font-name="Times New Roman" fo:font-size="12pt" style:font-size-asian="12pt" style:font-size-complex="12pt" fo:language="en" fo:country="US"/>
    </style:style>
    <style:style style:name="P7" style:parent-style-name="Standard" style:family="paragraph">
      <style:paragraph-properties fo:text-align="start" fo:text-indent="0.4916in"/>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P10"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 style:parent-style-name="Standard" style:family="paragraph">
      <style:paragraph-properties fo:text-align="start" fo:text-indent="0.4916in"/>
    </style:style>
    <style:style style:name="T15" style:parent-style-name="Absatz-Standardschriftar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 style:parent-style-name="Standard" style:family="paragraph">
      <style:paragraph-properties fo:text-align="start" fo:text-indent="0in"/>
    </style:style>
    <style:style style:name="T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 style:parent-style-name="Absatz-Standardschriftart" style:family="text">
      <style:text-properties style:font-name="Times New Roman" fo:font-size="12pt" style:font-size-asian="12pt" style:font-size-complex="12pt" fo:language="en" fo:country="US"/>
    </style:style>
    <style:style style:name="T21" style:parent-style-name="Absatz-Standardschriftart" style:family="text">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style>
    <style:style style:name="T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text-properties fo:language="en" fo:country="US"/>
    </style:style>
    <style:style style:name="P26" style:parent-style-name="Standard" style:family="paragraph">
      <style:paragraph-properties fo:text-align="start" fo:text-indent="0in"/>
    </style:style>
    <style:style style:name="T27" style:parent-style-name="Absatz-Standardschriftart" style:family="text">
      <style:text-properties style:font-name="Times New Roman" fo:font-size="12pt" style:font-size-asian="12pt" style:font-size-complex="12pt" fo:language="en" fo:country="US"/>
    </style:style>
    <style:style style:name="P28" style:parent-style-name="Standard" style:family="paragraph">
      <style:paragraph-properties fo:text-align="start" fo:text-indent="0.4916in"/>
      <style:text-properties fo:language="en" fo:country="US"/>
    </style:style>
    <style:style style:name="P29" style:parent-style-name="Standard" style:family="paragraph">
      <style:paragraph-properties fo:text-align="start" fo:text-indent="0.4916in"/>
    </style:style>
    <style:style style:name="T3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 style:parent-style-name="Standard" style:family="paragraph">
      <style:paragraph-properties fo:text-align="start" fo:text-indent="0in"/>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4916in"/>
    </style:style>
    <style:style style:name="T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style:letter-kerning="false"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style:letter-kerning="false"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style:letter-kerning="false"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T51" style:parent-style-name="Absatz-Standardschriftart" style:family="text">
      <style:text-properties style:font-name="Times New Roman" fo:font-size="12pt" style:font-size-asian="12pt" style:font-size-complex="12pt" fo:language="en" fo:country="US"/>
    </style:style>
    <style:style style:name="P52" style:parent-style-name="Standard" style:family="paragraph">
      <style:paragraph-properties fo:text-align="start" fo:text-indent="0.4916in"/>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4916in"/>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Absatz-Standardschriftart" style:family="text">
      <style:text-properties fo:language="en" fo:country="US"/>
    </style:style>
    <style:style style:name="T6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CommentText" style:family="paragraph">
      <style:paragraph-properties fo:text-align="start" fo:text-indent="0in"/>
    </style:style>
    <style:style style:name="T65" style:parent-style-name="Absatz-Standardschriftar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4916in"/>
    </style:style>
    <style:style style:name="T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T77" style:parent-style-name="DefaultParagraphFont" style:family="text">
      <style:text-properties fo:language="el" fo:country="GR"/>
    </style:style>
    <style:style style:name="T78" style:parent-style-name="DefaultParagraphFont" style:family="text">
      <style:text-properties fo:font-weight="bold" style:font-weight-asian="bold" style:font-weight-complex="bold" fo:language="en" fo:country="US"/>
    </style:style>
    <style:style style:name="T79" style:parent-style-name="Hyperlink" style:family="text">
      <style:text-properties fo:font-weight="bold" style:font-weight-asian="bold" style:font-weight-complex="bold"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fo:language="da" fo:country="DK"/>
    </style:style>
    <style:style style:name="T90" style:parent-style-name="Hyperlink" style:family="text">
      <style:text-properties fo:font-weight="bold" style:font-weight-asian="bold" style:font-weight-complex="bold" fo:language="da" fo:country="DK"/>
    </style:style>
    <style:style style:name="T91" style:parent-style-name="Absatz-Standardschriftart" style:family="text">
      <style:text-properties style:font-name="Times New Roman" fo:font-size="12pt" style:font-size-asian="12pt" style:font-size-complex="12pt" fo:language="en" fo:country="US"/>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1" style:parent-style-name="Standard" style:family="paragraph">
      <style:paragraph-properties fo:text-align="start" fo:text-indent="0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 style:parent-style-name="Standard" style:family="paragraph">
      <style:paragraph-properties fo:text-align="start" fo:text-indent="0in"/>
    </style:style>
    <style:style style:name="T108" style:parent-style-name="DefaultParagraphFont" style:family="text">
      <style:text-properties style:font-name="Times New Roman" fo:font-size="12pt" style:font-size-asian="12pt" style:font-size-complex="12pt" fo:language="en" fo:country="US"/>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T1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9" style:parent-style-name="Standard" style:family="paragraph">
      <style:paragraph-properties fo:text-indent="0in"/>
      <style:text-properties style:font-name-complex="Calibri" fo:font-size="12pt" style:font-size-asian="12pt" style:font-size-complex="12pt" fo:language="en" fo:country="US"/>
    </style:style>
    <style:style style:name="P130" style:parent-style-name="NormalWeb" style:list-style-name="LFO1" style:family="paragraph">
      <style:paragraph-properties fo:line-height="150%"/>
      <style:text-properties fo:language="en" fo:country="US"/>
    </style:style>
    <style:style style:name="P131" style:parent-style-name="NormalWeb" style:list-style-name="LFO1" style:family="paragraph">
      <style:paragraph-properties fo:line-height="150%"/>
    </style:style>
    <style:style style:name="T132" style:parent-style-name="DefaultParagraphFont" style:family="text">
      <style:text-properties fo:language="en" fo:country="US"/>
    </style:style>
    <style:style style:name="P133" style:parent-style-name="CommentText" style:family="paragraph">
      <style:paragraph-properties fo:text-align="start" fo:text-indent="0in"/>
    </style:style>
    <style:style style:name="T134" style:parent-style-name="CommentReference" style:family="text">
      <style:text-properties style:font-name="Calibri" style:font-name-asian="Calibri" style:letter-kerning="true" style:language-asian="en" style:country-asian="US"/>
    </style:style>
    <style:style style:name="P135" style:parent-style-name="NormalWeb" style:list-style-name="LFO1" style:family="paragraph">
      <style:paragraph-properties fo:line-height="150%"/>
    </style:style>
    <style:style style:name="T136" style:parent-style-name="Strong" style:family="text">
      <style:text-properties style:font-name-asian="Times New Roman"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NormalWeb" style:list-style-name="LFO1" style:family="paragraph">
      <style:paragraph-properties fo:line-height="150%"/>
    </style:style>
    <style:style style:name="T140" style:parent-style-name="Strong" style:family="text">
      <style:text-properties style:font-name-asian="Times New Roman"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P143" style:parent-style-name="Standard" style:family="paragraph">
      <style:paragraph-properties fo:text-indent="0in"/>
      <style:text-properties style:font-name-complex="Calibri" fo:font-size="12pt" style:font-size-asian="12pt" style:font-size-complex="12pt" fo:language="en" fo:country="US"/>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Normal" style:family="paragraph">
      <style:paragraph-properties fo:text-indent="0in"/>
      <style:text-properties fo:language="en" fo:country="US"/>
    </style:style>
    <style:style style:name="P146" style:parent-style-name="Normal" style:family="paragraph">
      <style:paragraph-properties fo:text-indent="0in"/>
      <style:text-properties fo:language="en" fo:country="US"/>
    </style:style>
  </office:automatic-styles>
  <office:body>
    <office:text text:use-soft-page-breaks="true">
      <text:p text:style-name="P1">Theoretical Background</text:p>
      <text:p text:style-name="P2"><text:span text:style-name="T3">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Cognitive Impairment in PCS</text:p>
      <text:p text:style-name="P5"><text:span text:style-name="T6">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7"><text:span text:style-name="T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text:s/></text:span><text:soft-page-break/><text:span text:style-name="T9">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0">Subjective cognitive deficits in everyday situations are predicted by elevated anxiety and fatigue levels more than by objective cognitive performance (Zamarian et al., 2024).</text:p>
      <text:p text:style-name="P11">This lack of alignment highlights the complexity of cognitive impairment and raises questions about which additional factors may influence individuals’ perceptions of cognitive difficulties.<text:s/></text:p>
      <text:p text:style-name="P12">Recent research has addressed these questions by examining how psychological symptoms influence subjective cognitive and objective cognitive impairment.</text:p>
      <text:p text:style-name="P13">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4"><text:span text:style-name="T15">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6"/>
      <text:p text:style-name="P17">Cognition<text:s/></text:p>
      <text:p text:style-name="P18"><text:span text:style-name="T19"><text:tab/></text:span><text:span text:style-name="T20">Cognition is defined as “the mental action or process of acquiring knowledge and understanding through thought, experience, and the sense” (Cambridge Cognition, 2015).<text:s/></text:span><text:soft-page-break/><text:span text:style-name="T21">Cognition is essential for everyday functioning and refers to a range of mental processes such as the acquisition, storage, manipulation, and retrieval of information (Cambridge Cognition, 2015).</text:span></text:p>
      <text:p text:style-name="P22"><text:span text:style-name="T23"><text:tab/>Cognitive impairment.<text:s/></text:span><text:span text:style-name="T24">Mild cognitive impairment will be explained in this section.</text:span></text:p>
      <text:p text:style-name="P25"/>
      <text:p text:style-name="P26"><text:span text:style-name="T27">When starting to talk about EEG: Why is EEG of interest? And why beta and delta frequences?</text:span></text:p>
      <text:p text:style-name="P28"/>
      <text:p text:style-name="P29"><text:span text:style-name="T30">EEG findings in MCI.<text:s/></text:span><text:span text:style-name="T31">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32"/>
      <text:p text:style-name="P33">Fatigue</text:p>
      <text:p text:style-name="P34">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35"><text:span text:style-name="T36"><text:tab/></text:span><text:span text:style-name="T37">EEG findings in Fatigue.</text:span></text:p>
      <text:p text:style-name="P38"/>
      <text:p text:style-name="P39"><text:span text:style-name="T40">EEG findings in PCS patients.</text:span><text:bookmark-start text:name="_Hlk178302760"/><text:span text:style-name="T41"><text:s/></text:span><text:span text:style-name="T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3">Because of this, EEG studies have become increasingly relevant for investigating individuals with COVID-19 and PCS, as they reveal changes in brain neural activity that correlate with fatigue and cognitive deficits in these patients<text:s/></text:span><text:span text:style-name="T44">(</text:span><text:span text:style-name="T45">Antony &amp; Haneef, 2020;<text:s/></text:span><text:span text:style-name="T46">Appelt et al., 2022; Cecchetti et al., 2022; Furlanis et al., 2023; Kopańska et al., 2022; Kubota, Gajera &amp; Kuroda, 2021;<text:s/></text:span><text:span text:style-name="T47">Pasini et al.,<text:s/></text:span><text:soft-page-break/><text:span text:style-name="T48">2020; Pastor, Vega-Zelaya &amp; Abad, 2020; Roberto, Espiritu, Fernandez &amp; Gutierrez, 2020;<text:s/></text:span><text:span text:style-name="T49">Wojcik et al., 2023)</text:span><text:span text:style-name="T50">.</text:span><text:bookmark-end text:name="_Hlk178302865"/><text:span text:style-name="T51"><text:s/></text:span></text:p>
      <text:p text:style-name="P52"><text:span text:style-name="T5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54"><text:span text:style-name="T5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56"><text:span text:style-name="T57"><office:annotation><dc:creator>Janka Hauffe</dc:creator><dc:date>2024-11-30T22:18:00</dc:date><meta:creator-initials>Janka Hau</meta:creator-initials><text:p text:style-name="P58"><text:span text:style-name="T59">Why beta and delta power?</text:span></text:p></office:annotation></text:span><text:span text:style-name="T60">Delta Power in PCS patients.</text:span><text:span text:style-name="T61"><text:s/></text:span><text:span text:style-name="T62">Delta frequency (0.5-3 Hz) is typically absent during the waking state of healthy adults and is associated with deep sleep (</text:span><text:span text:style-name="T63"><office:annotation><dc:creator>Janka Hauffe</dc:creator><dc:date>2024-11-30T22:19:00</dc:date><meta:creator-initials>Janka Hau</meta:creator-initials><text:p text:style-name="P64">Other literature</text:p></office:annotation></text:span><text:span text:style-name="T6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66"><text:span text:style-name="T67">Beta Power in PCS patients.<text:s/></text:span><text:span text:style-name="T68">Beta frequency<text:s/></text:span><text:span text:style-name="T69"><office:annotation office:name="2" xml:id="823158098"><dc:creator>Janka Hauffe</dc:creator><dc:date>2025-01-31T11:10:00</dc:date><meta:creator-initials>JH</meta:creator-initials><text:p text:style-name="P70"><text:span text:style-name="T71">The predominant approach in the literature focuses on the analysis of broad frequency bands in the EEG power spectrum, from slow bands, delta (</text:span>δ<text:span text:style-name="T72">:0.1–&lt;4 Hz) and theta (</text:span>θ<text:span text:style-name="T73">:4–&lt;8 Hz), to faster bands, alpha (</text:span>α<text:span text:style-name="T74">: 8–13 Hz), beta (</text:span>β<text:span text:style-name="T75">:14–30 Hz), and gamma (</text:span>γ<text:span text:style-name="T76">: &gt;30–80 H) (Babiloni, et al., 2020).<text:s/></text:span><text:span text:style-name="T77"><text:line-break/></text:span><text:span text:style-name="T78">Perez, Duque, Hidalgo &amp; Salvador, 2024:<text:s/></text:span><text:a xlink:href="https://doi.org/10.1016/j.biopsycho.2024.108823" office:target-frame-name="_top" xlink:show="replace"><text:span text:style-name="T79">https://doi.org/10.1016/j.biopsycho.2024.108823</text:span></text:a></text:p></office:annotation><office:annotation office:name="3" xml:id="228579182"><dc:creator>Janka Hauffe</dc:creator><dc:date>2025-01-31T11:12:00</dc:date><meta:creator-initials>JH</meta:creator-initials><text:p text:style-name="P80"><text:span text:style-name="T81">These rhythms are replaced by fast oscillations in the range of beta (14–30 Hz).</text:span><text:span text:style-name="T82"><text:line-break/></text:span>[14] Steriade M (2003) The corticothalamic system in sleep.</text:p><text:p text:style-name="P83">Front Biosci 8, d878-d899.</text:p><text:p text:style-name="P84">[15] Steriade M, Contreras D, Amzica F, Timofeev I (1996) Syn-</text:p><text:p text:style-name="P85">chronization of fast (30-40Hz) spontaneous oscillations in</text:p><text:p text:style-name="P86">intrathalamic and thalamocortical networks. J Neurosci 6,</text:p><text:p text:style-name="P87">2788-2808</text:p><text:p text:style-name="P88"><text:span text:style-name="T89">Babiloni et al. (2011):<text:s/></text:span><text:a xlink:href="https://doi.org/10.3233/JAD-2011-0051" office:target-frame-name="_top" xlink:show="replace"><text:span text:style-name="T90">https://doi.org/10.3233/JAD-2011-0051</text:span></text:a></text:p></office:annotation>(14-30 Hz)<text:s/></text:span><text:span text:style-name="CommentReference"><office:annotation-end office:name="2"/></text:span><text:span text:style-name="CommentReference"><office:annotation-end office:name="3"/></text:span><text:span text:style-name="T91">is typically present when individuals are awake and mentally or physically active, or under psychological stress (</text:span><text:span text:style-name="T92"><office:annotation><dc:creator>Janka Hauffe</dc:creator><dc:date>2024-11-30T22:18:00</dc:date><meta:creator-initials>Janka Hau</meta:creator-initials><text:p text:style-name="P93">Different reference</text:p></office:annotation></text:span><text:span text:style-name="T94">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95"><text:span text:style-name="T96">EEG findings conclusion.<text:s/></text:span><text:span text:style-name="T97">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98">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9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00">Aim of study</text:p>
      <text:p text:style-name="P101"><text:span text:style-name="T10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03">How do individuals with different cognitive performance levels differ in their self-reported limitations after SARS-CoV-2 infection, their well-being, and their resting state neural activity?</text:span></text:p>
      <text:p text:style-name="P104"/>
      <text:p text:style-name="P105">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06"/>
      <text:p text:style-name="P107"><text:span text:style-name="T108"><office:annotation office:name="5" xml:id="1740398350"><dc:creator>Janka Hauffe</dc:creator><dc:date>2025-01-09T12:37:00</dc:date><meta:creator-initials>JH</meta:creator-initials><text:p text:style-name="P109">Setzen wir voraus, keine Hypothese</text:p></office:annotation><office:annotation office:name="6" xml:id="1929832680"><dc:creator>Janka Hauffe</dc:creator><dc:date>2025-01-09T12:38:00</dc:date><meta:creator-initials>JH</meta:creator-initials><text:p text:style-name="P110">Auf methodischer Ebene haben wir es geschafft zwei Gruppen - Auswerung, ob meine Methode funktioniert.<text:s/></text:p></office:annotation><office:annotation office:name="7" xml:id="298693691"><dc:creator>Janka Hauffe</dc:creator><dc:date>2025-01-09T12:40:00</dc:date><meta:creator-initials>JH</meta:creator-initials><text:p text:style-name="P111">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5"/></text:span><text:span text:style-name="CommentReference"><office:annotation-end office:name="6"/></text:span><text:span text:style-name="CommentReference"><office:annotation-end office:name="7"/></text:span><text:span text:style-name="T112">.</text:span></text:p>
      <text:p text:style-name="P113"><text:span text:style-name="T114"><text:line-break/></text:span><text:span text:style-name="T115"><office:annotation><dc:creator>Janka Hauffe</dc:creator><dc:date>2024-10-15T12:37:00</dc:date><meta:creator-initials>Janka Hau</meta:creator-initials><text:p text:style-name="P116">Das sieht alles schon gut aus, aber versuch mal deine Hypothesen richtig hervorzuheben, du kannst ruhig richtig Abstand lassen und sagen</text:p><text:p text:style-name="P117"/><text:p text:style-name="P118">Hypothese 1:<text:s/></text:p><text:p text:style-name="P119"/><text:p text:style-name="P120">Hypothese 2:</text:p><text:p text:style-name="P121"/><text:p text:style-name="P122">Hypothese 3a: Gruppe B hat weniger Fatigue als Gruppe A</text:p><text:p text:style-name="P123">Hypothese 3b: Gruppe B hat weniger Depression als Gruppe A</text:p><text:p text:style-name="P124">Hypothese 3c: Gruppe B hat weniger Angst als Gruppe A</text:p><text:p text:style-name="P125"/><text:p text:style-name="P126">und so weiter</text:p><text:p text:style-name="P127">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28">Hypotheses</text:span></text:p>
      <text:p text:style-name="P129"/>
      <text:soft-page-break/>
      <text:list text:style-name="LFO1" text:continue-numbering="true">
        <text:list-item>
          <text:p text:style-name="P130">Individuals with objectively assessed lower cognitive performance will report higher levels of self-reported cognitive limitations compared to individuals who perform better.</text:p>
        </text:list-item>
        <text:list-item>
          <text:p text:style-name="P131"><text:span text:style-name="T132"><office:annotation office:name="9" xml:id="767690583"><dc:creator>Janka Hauffe</dc:creator><dc:date>2025-01-31T11:23:00</dc:date><meta:creator-initials>JH</meta:creator-initials><text:p text:style-name="P133">Do I need to go more into detail here?</text:p></office:annotation>Individuals who self-report cognitive impairment but do not exhibit lower performance in objective cognitive assessment may have higher fatigue, anxiety, and depression scores than all other individuals.</text:span><text:span text:style-name="T134"><office:annotation-end office:name="9"/></text:span></text:p>
        </text:list-item>
        <text:list-item>
          <text:p text:style-name="P135"><text:span text:style-name="T136">Delta Frequency:</text:span><text:span text:style-name="T137"><text:line-break/>a. Patients with lower objective cognitive performance will exhibit decreased delta power compared to better performers, suggesting that abnormal delta power is correlated with cognitive impairment.</text:span><text:span text:style-name="T138"><text:line-break/>b. Decreased delta power may also be related to fatigue, meaning that individuals with subjective cognitive impairment but without lower objective performance could also show reduced delta power. This would imply that their perceived cognitive limitations may be a symptom of fatigue rather than actual cognitive deficits.</text:span></text:p>
        </text:list-item>
        <text:list-item>
          <text:p text:style-name="P139"><text:span text:style-name="T140">Beta Frequency:</text:span><text:span text:style-name="T141"><text:line-break/>a. Patients with lower objective cognitive performance will exhibit increased beta power compared to better performers, suggesting that abnormal beta power is correlated with cognitive impairment.</text:span><text:span text:style-name="T142"><text:line-break/>b. Increased beta power may also be related to fatigue, meaning that individuals with subjective cognitive impairment but without lower objective performance could also show increased beta power.</text:span></text:p>
        </text:list-item>
      </text:list>
      <text:p text:style-name="P143"/>
      <text:p text:style-name="P144">How do individuals with different cognitive performance levels differ in their self-reported limitations after SARS-CoV-2 infection, their well-being and their resting state neural activity?</text:p>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style:font-name="Calibri" style:font-name-asian="Calibri" style:font-name-complex="Times New Roman" fo:font-weight="bold" style:font-weight-asian="bold" style:font-weight-complex="bold" style:letter-kerning="true"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31T10:15:00Z</meta:creation-date>
    <dc:date>2025-01-31T11:45:00Z</dc:date>
    <meta:print-date>2025-01-31T10:25:00Z</meta:print-date>
    <meta:template xlink:href="Normal.dotm" xlink:type="simple"/>
    <meta:editing-cycles>3</meta:editing-cycles>
    <meta:editing-duration>PT0S</meta:editing-duration>
    <meta:document-statistic meta:page-count="6" meta:paragraph-count="29" meta:word-count="1994" meta:character-count="14533" meta:row-count="104" meta:non-whitespace-character-count="12568"/>
  </office:meta>
</office:document-meta>
</file>